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12pt" style:font-size-asian="12pt"/>
    </style:style>
    <style:style style:name="P2" style:parent-style-name="Heading1" style:family="paragraph">
      <style:text-properties style:font-name="Arial" style:font-name-complex="Arial" fo:font-size="8pt" style:font-size-asian="8pt"/>
    </style:style>
    <style:style style:name="T3" style:parent-style-name="DefaultParagraphFont" style:family="text">
      <style:text-properties style:font-name="Arial" style:font-name-complex="Arial" fo:font-size="10pt" style:font-size-asian="10pt"/>
    </style:style>
    <style:style style:name="T4" style:parent-style-name="DefaultParagraphFont" style:family="text">
      <style:text-properties style:font-name="Arial" style:font-name-complex="Arial" fo:font-size="10pt" style:font-size-asian="10pt"/>
    </style:style>
    <style:style style:name="T5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6" style:parent-style-name="FootnoteReference" style:family="text">
      <style:text-properties style:font-name="Arial" style:font-name-complex="Arial" fo:font-size="10pt" style:font-size-asian="10pt" fo:language="nb" fo:country="NO"/>
    </style:style>
    <style:style style:name="T7" style:parent-style-name="DefaultParagraphFont" style:family="text">
      <style:text-properties fo:language="nb" fo:country="NO"/>
    </style:style>
    <style:style style:name="T8" style:parent-style-name="DefaultParagraphFont" style:family="text">
      <style:text-properties style:font-name="Arial" style:font-name-complex="Arial" fo:language="nb" fo:country="NO"/>
    </style:style>
    <style:style style:name="T9" style:parent-style-name="DefaultParagraphFont" style:family="text">
      <style:text-properties style:font-name="Arial" style:font-name-complex="Arial" fo:language="nb" fo:country="NO"/>
    </style:style>
    <style:style style:name="T10" style:parent-style-name="DefaultParagraphFont" style:family="text">
      <style:text-properties style:font-name="Arial" style:font-name-complex="Arial" fo:language="nb" fo:country="NO"/>
    </style:style>
    <style:style style:name="T11" style:parent-style-name="DefaultParagraphFont" style:family="text">
      <style:text-properties style:font-name="Arial" style:font-name-complex="Arial" fo:language="nb" fo:country="NO"/>
    </style:style>
    <style:style style:name="T12" style:parent-style-name="DefaultParagraphFont" style:family="text">
      <style:text-properties style:font-name="Arial" style:font-name-complex="Arial" fo:language="nb" fo:country="NO"/>
    </style:style>
    <style:style style:name="T13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14" style:parent-style-name="Normal" style:family="paragraph">
      <style:text-properties style:font-name="Arial" style:font-name-complex="Arial" fo:font-size="10pt" style:font-size-asian="10pt" fo:language="nb" fo:country="NO"/>
    </style:style>
    <style:style style:name="P15" style:parent-style-name="Normal" style:family="paragraph">
      <style:text-properties style:font-name="Arial" style:font-name-complex="Arial" fo:font-size="10pt" style:font-size-asian="10pt" fo:language="nb" fo:country="NO"/>
    </style:style>
    <style:style style:name="P16" style:parent-style-name="Normal" style:family="paragraph">
      <style:text-properties style:font-name="Arial" style:font-name-complex="Arial" fo:font-size="10pt" style:font-size-asian="10pt" fo:language="nb" fo:country="NO"/>
    </style:style>
    <style:style style:name="P17" style:parent-style-name="Normal" style:family="paragraph">
      <style:text-properties style:font-name="Arial" style:font-name-complex="Arial" fo:font-size="8pt" style:font-size-asian="8pt" fo:language="nb" fo:country="NO"/>
    </style:style>
    <style:style style:name="T18" style:parent-style-name="DefaultParagraphFont" style:family="text">
      <style:text-properties style:font-name="Arial" style:font-name-complex="Arial" fo:font-size="10pt" style:font-size-asian="10pt"/>
    </style:style>
    <style:style style:name="T19" style:parent-style-name="DefaultParagraphFont" style:family="text">
      <style:text-properties style:font-name="Arial" style:font-name-complex="Arial" fo:font-size="10pt" style:font-size-asian="10pt"/>
    </style:style>
    <style:style style:name="T20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T22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23" style:parent-style-name="Normal" style:family="paragraph">
      <style:text-properties style:font-name="Arial" style:font-name-complex="Arial" fo:font-size="10pt" style:font-size-asian="10pt" fo:language="nb" fo:country="NO"/>
    </style:style>
    <style:style style:name="P24" style:parent-style-name="Normal" style:family="paragraph">
      <style:text-properties style:font-name="Arial" style:font-name-complex="Arial" fo:font-size="8pt" style:font-size-asian="8pt" fo:language="nb" fo:country="NO"/>
    </style:style>
    <style:style style:name="P25" style:parent-style-name="Normal" style:family="paragraph">
      <style:text-properties style:font-name="Arial" style:font-name-complex="Arial" fo:font-size="10pt" style:font-size-asian="10pt" fo:language="nb" fo:country="NO"/>
    </style:style>
    <style:style style:name="P26" style:parent-style-name="Normal" style:family="paragraph">
      <style:text-properties style:font-name="Arial" style:font-name-complex="Arial" fo:font-size="10pt" style:font-size-asian="10pt" fo:language="nb" fo:country="NO"/>
    </style:style>
    <style:style style:name="P27" style:parent-style-name="Normal" style:family="paragraph">
      <style:text-properties style:font-name="Arial" style:font-name-complex="Arial" fo:font-size="10pt" style:font-size-asian="10pt" fo:language="nb" fo:country="NO"/>
    </style:style>
    <style:style style:name="P28" style:parent-style-name="Normal" style:family="paragraph">
      <style:text-properties style:font-name="Arial" style:font-name-complex="Arial" fo:font-size="8pt" style:font-size-asian="8pt" fo:language="nb" fo:country="NO"/>
    </style:style>
    <style:style style:name="P29" style:parent-style-name="BodyTextIndent2" style:family="paragraph">
      <style:paragraph-properties fo:text-indent="-1in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 fo:font-size="8pt" style:font-size-asian="8pt" fo:language="nb" fo:country="NO"/>
    </style:style>
    <style:style style:name="P31" style:parent-style-name="BodyText" style:family="paragraph">
      <style:paragraph-properties fo:margin-left="1in" fo:text-indent="-1in">
        <style:tab-stops/>
      </style:paragraph-properties>
    </style:style>
    <style:style style:name="P32" style:parent-style-name="BodyText" style:family="paragraph">
      <style:paragraph-properties fo:text-align="justify"/>
    </style:style>
    <style:style style:name="P33" style:parent-style-name="BodyText" style:family="paragraph">
      <style:paragraph-properties fo:text-align="justify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36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37" style:parent-style-name="Normal" style:family="paragraph">
      <style:text-properties style:font-name="Arial" style:font-name-complex="Arial" fo:font-size="8pt" style:font-size-asian="8pt" fo:language="nb" fo:country="NO"/>
    </style:style>
    <style:style style:name="T38" style:parent-style-name="DefaultParagraphFont" style:family="text">
      <style:text-properties style:font-name="Arial" style:font-name-complex="Arial" fo:language="nb" fo:country="NO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T40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41" style:parent-style-name="Normal" style:family="paragraph">
      <style:text-properties style:font-name="Arial" style:font-name-complex="Arial" fo:font-size="10pt" style:font-size-asian="10pt" fo:language="nb" fo:country="NO"/>
    </style:style>
    <style:style style:name="P42" style:parent-style-name="Normal" style:family="paragraph">
      <style:text-properties style:font-name="Arial" style:font-name-complex="Arial" fo:font-size="10pt" style:font-size-asian="10pt" fo:language="nb" fo:country="NO"/>
    </style:style>
    <style:style style:name="P43" style:parent-style-name="Normal" style:family="paragraph">
      <style:text-properties style:font-name="Arial" style:font-name-complex="Arial" fo:font-size="10pt" style:font-size-asian="10pt" fo:language="nb" fo:country="NO"/>
    </style:style>
    <style:style style:name="P44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4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46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47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48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49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fo:language="nb" fo:country="NO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52" style:parent-style-name="DefaultParagraphFont" style:family="text">
      <style:text-properties fo:language="nb" fo:country="NO"/>
    </style:style>
    <style:style style:name="T53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54" style:parent-style-name="FootnoteText" style:family="paragraph">
      <style:text-properties style:font-name="Arial" style:font-name-complex="Arial" style:font-size-complex="12pt" fo:language="nb" fo:country="NO"/>
    </style:style>
    <style:style style:name="P55" style:parent-style-name="Normal" style:family="paragraph">
      <style:text-properties style:font-name="Arial" style:font-name-complex="Arial" fo:font-size="10pt" style:font-size-asian="10pt" fo:language="nb" fo:country="NO"/>
    </style:style>
    <style:style style:name="P5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5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5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5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6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6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6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T64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65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66" style:parent-style-name="Normal" style:family="paragraph">
      <style:text-properties fo:language="nb" fo:country="NO"/>
    </style:style>
    <style:style style:name="P67" style:parent-style-name="Heading2" style:family="paragraph">
      <style:text-properties fo:font-size="12pt" style:font-size-asian="12pt"/>
    </style:style>
    <style:style style:name="T68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T69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70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fo:language="nb" fo:country="NO"/>
    </style:style>
    <style:style style:name="P71" style:parent-style-name="Normal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style:font-name="Arial" style:font-name-complex="Arial" fo:font-size="10pt" style:font-size-asian="10pt" fo:language="nb" fo:country="NO"/>
    </style:style>
    <style:style style:name="P72" style:parent-style-name="Normal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</style:style>
    <style:style style:name="T73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74" style:parent-style-name="Normal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</style:style>
    <style:style style:name="T75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76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T77" style:parent-style-name="DefaultParagraphFont" style:family="text">
      <style:text-properties style:font-name="Arial" style:font-name-complex="Arial" fo:font-size="10pt" style:font-size-asian="10pt" fo:language="nb" fo:country="NO"/>
    </style:style>
    <style:style style:name="P78" style:parent-style-name="Normal" style:family="paragraph">
      <style:paragraph-properties fo:margin-left="0.25in">
        <style:tab-stops>
          <style:tab-stop style:type="left" style:position="-0.25in"/>
        </style:tab-stops>
      </style:paragraph-properties>
      <style:text-properties style:font-name="Arial" style:font-name-complex="Arial" fo:font-size="10pt" style:font-size-asian="10pt" fo:language="nb" fo:country="NO"/>
    </style:style>
    <style:style style:name="P79" style:parent-style-name="Normal" style:family="paragraph">
      <style:paragraph-properties fo:text-indent="0.25in">
        <style:tab-stops>
          <style:tab-stop style:type="left" style:position="0in"/>
        </style:tab-stops>
      </style:paragraph-properties>
    </style:style>
    <style:style style:name="T80" style:parent-style-name="DefaultParagraphFont" style:family="text">
      <style:text-properties fo:language="nb" fo:country="NO"/>
    </style:style>
    <style:style style:name="P81" style:parent-style-name="Normal" style:family="paragraph">
      <style:paragraph-properties fo:margin-left="0.25in">
        <style:tab-stops>
          <style:tab-stop style:type="left" style:position="-0.25in"/>
        </style:tab-stops>
      </style:paragraph-properties>
      <style:text-properties style:font-name="Arial" style:font-name-complex="Arial" fo:font-size="10pt" style:font-size-asian="10pt" fo:language="nb" fo:country="NO"/>
    </style:style>
    <style:style style:family="graphic" style:name="a6">
      <style:graphic-properties fo:min-width="1.45139in" fo:min-height="4.6020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>
      <style:graphic-properties fo:min-width="1.59028in" fo:min-height="4.6020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fo:min-width="0.87431in" fo:min-height="2.6020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style:wrap="run-through" style:run-through="foreground" style:writing-mode="lr-tb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il våre leietakere.</text:p>
      <text:h text:style-name="P2" text:outline-level="1"/>
      <text:h text:style-name="Heading1" text:outline-level="1"><text:span text:style-name="T3">Hva er internleie?<text:s/></text:span><text:span text:style-name="T4"><text:line-break/></text:span></text:h>
      <text:p text:style-name="Normal"><text:span text:style-name="T5">Internleie betales for bruk av hele, eller deler av, et kommunalt bygg. Leien dekker kapitalkostnader, forsikring, vedlikehold, administrasjonskostnader og kommunale avgifter</text:span><text:span text:style-name="T6"><text:note text:note-class="footnote" text:id="_ftn0"><text:note-citation>1</text:note-citation><text:note-body><text:p text:style-name="FootnoteText"><text:span text:style-name="T7"><text:s/></text:span><text:span text:style-name="T8">Resultatenheter i undervisnings- og helsebygg betaler <text:s/></text:span><text:span text:style-name="T9"><text:line-break/><text:s text:c="2"/>kommunale avgifter selv. For de øvrige resultatenhetene er <text:s text:c="2"/></text:span></text:p><text:p text:style-name="FootnoteText"><text:span text:style-name="T10"><text:s text:c="2"/>avgiftene inkludert i internleien.<text:s/></text:span><text:span text:style-name="T11"><text:line-break/></text:span><text:span text:style-name="T12"><text:line-break/></text:span></text:p></text:note-body></text:note></text:span><text:span text:style-name="T13"><text:s/></text:span></text:p>
      <text:p text:style-name="P14">og betales til BKB hver måned.</text:p>
      <text:p text:style-name="P15">Driften av bygget (oppvarming, lys, renhold o.a.) er leietaker<text:s/></text:p>
      <text:p text:style-name="P16">sitt ansvar.<text:s/></text:p>
      <text:p text:style-name="P17"/>
      <text:h text:style-name="Heading1" text:outline-level="1"><text:span text:style-name="T18">Hvorfor internleie ?</text:span><text:span text:style-name="T19"><text:line-break/></text:span></text:h>
      <text:p text:style-name="Normal"><text:span text:style-name="T20">For Bergen kommune er det viktig å synliggjøre</text:span><text:span text:style-name="T21"><text:s/></text:span><text:span text:style-name="T22">arealkostnader ved bruk av kommunale bygg ; kostnader ved å bygge, vedlikeholde og forvalte byggene. Kommunen ønsker å øke kostnadsbevisstheten rundt bruken av kommunalt areal. <text:s/></text:span></text:p>
      <text:p text:style-name="P23">Det er viktig å være klar over at enhver investering (fra investeringsbudsjettet) i bygget medfører økning i leien.</text:p>
      <text:p text:style-name="P24"/>
      <text:p text:style-name="BodyText2">Innleid areal for kommunalt bruk.<text:line-break/></text:p>
      <text:p text:style-name="P25">Leietaker betaler selv leien direkte til ekstern utleier.</text:p>
      <text:p text:style-name="P26">Kommunal leietaker betaler kostnader ved indre vedlikehold<text:s/></text:p>
      <text:p text:style-name="P27">og administrasjon til BKB.</text:p>
      <text:p text:style-name="P28"/>
      <text:p text:style-name="P29">Fordeling av fellesareal i bygg med flere brukere.</text:p>
      <text:p text:style-name="P30"/>
      <text:p text:style-name="P31">I det totale leiearealet som leietaker betaler for,<text:s/></text:p>
      <text:p text:style-name="BodyText">inngår også andel fellesareal i bygget ;<text:s/></text:p>
      <text:p text:style-name="P32">trappegang, heis, kantine, felles møterom o.a.<text:s/></text:p>
      <text:p text:style-name="BodyText">Dette beregnes som en prosentvis andel basert på<text:s/></text:p>
      <text:p text:style-name="BodyText">leietakers basisareal.</text:p>
      <text:p text:style-name="P33"/>
      <text:soft-page-break/>
      <text:p text:style-name="P34"><text:s text:c="26"/></text:p>
      <text:p text:style-name="P35"/>
      <text:p text:style-name="P36">Hvordan beregnes internleie;</text:p>
      <text:p text:style-name="P37"/>
      <text:p text:style-name="FootnoteText"><text:span text:style-name="T38"><draw:custom-shape svg:x="0.98472in" svg:y="0.14306in" svg:width="4.60208in" svg:height="1.59028in" draw:z-index="251656704" draw:id="id0" draw:style-name="a0" draw:name="Rectangle 3" text:anchor-type="paragraph"><svg:desc/><text:p text:style-name="Normal"><text:span text:style-name="T39">Kapitalkostnad<text:s/></text:span><text:span text:style-name="T40">:</text:span></text:p><text:list text:style-name="LFO2" text:continue-numbering="true"><text:list-item><text:p text:style-name="P41">Historisk verdi (gjelder bygg oppført før år 2000) beregnes pr. kvm.</text:p></text:list-item><text:list-item><text:p text:style-name="P42">Investering i nybygg <text:s/>(gjenspeiler investeringskostnaden)</text:p></text:list-item><text:list-item><text:p text:style-name="P43">Investeringer i bygget, gjelder både endring i areal og kvalitetsheving (som inneklimatiltak, enøktiltak o.a)<text:line-break/></text:p></text:list-item></text:list><text:p text:style-name="P44"><text:s text:c="6"/>Kapitalkostnaden beregnes som en annuitet over 40 år med<text:s/></text:p><text:p text:style-name="P45"><text:s text:c="6"/>7% rente p.a.</text:p><text:p text:style-name="P46"/><text:p text:style-name="P47"/><text:p text:style-name="P48"><text:s/></text:p><text:p text:style-name="P49"><text:s/></text:p><text:p text:style-name="P50"><text:span text:style-name="T51"><text:s text:c="6"/>7% rente</text:span><text:span text:style-name="T52"><text:s/></text:span><text:span text:style-name="T53">p.a.</text:span></text:p><draw:enhanced-geometry draw:type="non-primitive" svg:viewBox="0 0 21600 21600" draw:enhanced-path="M 0 0 L 21600 0 21600 21600 0 21600 Z N"/></draw:custom-shape></text:span></text:p>
      <text:p text:style-name="P54"/>
      <text:p text:style-name="P55"><text:s/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<draw:custom-shape svg:x="3.35972in" svg:y="0.17083in" svg:width="0in" svg:height="0.25in" draw:z-index="251659776" draw:id="id1" draw:style-name="a2" draw:name="Line 6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65"><draw:custom-shape svg:x="1.98472in" svg:y="0.42153in" svg:width="2.60208in" svg:height="0.87431in" draw:z-index="251655680" draw:id="id2" draw:style-name="a3" draw:name="Oval 2" text:anchor-type="paragraph"><svg:desc/><text:p text:style-name="P66"/><text:p text:style-name="P67">Internleien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68"><draw:custom-shape svg:x="3.35972in" svg:y="1.29583in" svg:width="0in" svg:height="0.25in" draw:z-index="251658752" draw:id="id3" draw:style-name="a5" draw:name="Line 5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69"><draw:custom-shape svg:x="0.98472in" svg:y="1.59444in" svg:width="4.60208in" svg:height="1.45139in" draw:z-index="251657728" draw:id="id4" draw:style-name="a6" draw:name="Rectangle 4" text:anchor-type="paragraph"><svg:desc/><text:p text:style-name="P70">Huskostnad :</text:p><text:list text:style-name="LFO3" text:continue-numbering="true"><text:list-item><text:p text:style-name="P71">Forsikring av bygget (ikke inventar)</text:p></text:list-item><text:list-item><text:p text:style-name="P72"><text:span text:style-name="T73">Administrasjonskostnader<text:s/></text:span></text:p></text:list-item><text:list-item><text:p text:style-name="P74"><text:span text:style-name="T75">Vedlikehold av bygget (for BHI og BBS, se også<text:s/></text:span><text:a xlink:href="https://www.bergen.kommune.no/bk/multimedia/archive/00010/Samarbeidsavtale_-_a_10268a.pdf" office:target-frame-name="_top" xlink:show="replace">samarbeidsavtalen</text:a><text:span text:style-name="T76">)<text:s/></text:span><text:span text:style-name="T77"><text:line-break/>Midlene til vedlikehold av bygningsmassen er gjenstand for politisk prioritering gjennom BKB`s budsjetter. <text:s/></text:span></text:p></text:list-item></text:list><text:p text:style-name="P78"><text:s text:c="6"/>Den faglige prioritering av vedlikeholdstiltak skjer ved BKB.<text:s/></text:p><text:p text:style-name="P79"><text:span text:style-name="T80"><text:line-break/></text:span></text:p><text:p text:style-name="P81"><text:line-break/><text:line-break/>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language="nb" fo:country="NO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/>
      <style:text-properties style:font-name="Arial" style:font-name-complex="Arial" fo:font-weight="bold" style:font-weight-asian="bold" style:font-weight-complex="bold" fo:font-size="14pt" style:font-size-asian="14pt" fo:language="nb" fo:country="NO" fo:hyphenate="false"/>
    </style:style>
    <style:style style:name="Normal" style:display-name="Normal" style:family="paragraph">
      <style:text-properties fo:font-size="12pt" style:font-size-asian="12pt" style:font-size-complex="12pt" fo:language="en" fo:country="GB" style:language-asian="nb" style:country-asian="NO" fo:hyphenate="false"/>
    </style:style>
    <style:style style:name="DefaultParagraphFont" style:display-name="Default Paragraph Font" style:family="text"/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fo:language="nb" fo:country="NO" fo:hyphenate="false"/>
    </style:style>
    <style:style style:name="BodyText" style:display-name="Body Text" style:family="paragraph" style:parent-style-name="Normal">
      <style:text-properties style:font-name="Arial" style:font-name-complex="Arial" fo:font-size="10pt" style:font-size-asian="10pt" fo:language="nb" fo:country="NO" fo:hyphenate="false"/>
    </style:style>
    <style:style style:name="BodyTextIndent" style:display-name="Body Text Indent" style:family="paragraph" style:parent-style-name="Normal">
      <style:paragraph-properties fo:text-indent="0.25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fo:language="nb" fo:country="NO" fo:hyphenate="false"/>
    </style:style>
    <style:style style:name="BodyText2" style:display-name="Body Text 2" style:family="paragraph" style:parent-style-name="Normal">
      <style:text-properties style:font-name="Arial" style:font-name-complex="Arial" fo:font-weight="bold" style:font-weight-asian="bold" style:font-weight-complex="bold" fo:font-size="10pt" style:font-size-asian="10pt" fo:language="nb" fo:country="NO" fo:hyphenate="false"/>
    </style:style>
    <style:style style:name="BodyTextIndent2" style:display-name="Body Text Indent 2" style:family="paragraph" style:parent-style-name="Normal">
      <style:paragraph-properties fo:margin-left="1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fo:language="nb" fo:country="NO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Times New Roman" style:font-name-complex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" svg:viewBox="0 0 20 30" svg:d="m10 0-10 30h20z"/>
    <draw:marker draw:name="a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7in" fo:margin-left="0.9847in" fo:margin-bottom="0.9847in" fo:margin-right="0.318in" style:num-format="1" style:writing-mode="lr-tb">
        <style:columns fo:column-count="2">
          <style:column style:rel-width="6232*" fo:start-indent="0in" fo:end-indent="0.1875in"/>
          <style:column style:rel-width="8730*" fo:start-indent="0.187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il våre kunder</dc:title>
    <dc:description/>
    <dc:subject/>
    <meta:initial-creator>Olav Haugå</meta:initial-creator>
    <dc:creator>yngve.espelid</dc:creator>
    <meta:creation-date>2010-06-08T11:25:00Z</meta:creation-date>
    <dc:date>2010-06-08T11:25:00Z</dc:date>
    <meta:print-date>2010-05-21T08:53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82" meta:character-count="1218" meta:row-count="8" meta:non-whitespace-character-count="1038"/>
  </office:meta>
</office:document-meta>
</file>